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5.79mm"/>
    </style:style>
    <style:style style:name="co4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Munkalap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Default" office:value-type="string" calcext:value-type="string">
            <text:p>sprint</text:p>
          </table:table-cell>
          <table:table-cell table:style-name="Default" office:value-type="string" calcext:value-type="string">
            <text:p>category</text:p>
          </table:table-cell>
          <table:table-cell table:style-name="Default" office:value-type="string" calcext:value-type="string">
            <text:p>sub-category</text:p>
          </table:table-cell>
          <table:table-cell table:style-name="Default" office:value-type="string" calcext:value-type="string">
            <text:p>name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calorie count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tim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lip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control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grav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e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hit the groun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burg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hotdo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bu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au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izz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fri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donu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ice cream con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ice cream ba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purple pick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regurgitation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eaten food li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urple pickle left 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urger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bun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ausage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zza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fries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la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onut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ce cream cone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ce cream bar left-ov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ips eat crumbs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rumb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scenery</text:p>
          </table:table-cell>
          <table:table-cell office:value-type="string" calcext:value-type="string">
            <text:p>pavement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lips hit the ground dust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food list genera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burger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hotdog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bun counter sub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ausage counter sub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izza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izza slice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fries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ola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donut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ce cream cone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ice cream bar counter ic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subtitl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title neon blinking anima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subtitle 3d splat and slip animation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subtitle splat drop particl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ubtitle splat drop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credits button setting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start game button setting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level data process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1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2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3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4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5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6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level 7 dat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hotdog splitti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pizza splitting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rewards generation</text:p>
          </table:table-cell>
          <table:table-cell/>
        </table:table-row>
        <table:table-row table:style-name="ro1" table:number-rows-repeated="13">
          <table:table-cell table:style-name="Default" table:number-columns-repeated="4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r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start game button art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ar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redits button art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4" office:value-type="string" calcext:value-type="string">
            <text:p>burger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4" office:value-type="string" calcext:value-type="string">
            <text:p>hotdog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4" office:value-type="string" calcext:value-type="string">
            <text:p>bun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4" office:value-type="string" calcext:value-type="string">
            <text:p>sausage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4" office:value-type="string" calcext:value-type="string">
            <text:p>pizza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4" office:value-type="string" calcext:value-type="string">
            <text:p>fries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4" office:value-type="string" calcext:value-type="string">
            <text:p>cola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ce4" office:value-type="string" calcext:value-type="string">
            <text:p>donut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ice cream cone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ice cream bar counter icon pulse on chan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level calorie upload highest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ode</text:p>
          </table:table-cell>
          <table:table-cell table:style-name="Default"/>
          <table:table-cell table:style-name="Default" office:value-type="string" calcext:value-type="string">
            <text:p>total calorie counter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Weekly Gobble front page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rt</text:p>
          </table:table-cell>
          <table:table-cell table:style-name="Default"/>
          <table:table-cell table:style-name="Default" office:value-type="string" calcext:value-type="string">
            <text:p>timer custom fonts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00.00.00</text:date>, <text:time style:data-style-name="N2" text:time-value="09:29:47.052000000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5:20:25.454000000</meta:creation-date>
    <meta:generator>LibreOffice/5.1.5.2$Windows_x86 LibreOffice_project/7a864d8825610a8c07cfc3bc01dd4fce6a9447e5</meta:generator>
    <dc:date>2018-09-24T01:12:57.482000000</dc:date>
    <meta:editing-duration>PT10H26M50S</meta:editing-duration>
    <meta:editing-cycles>8</meta:editing-cycles>
    <meta:document-statistic meta:table-count="1" meta:cell-count="305" meta:object-count="0"/>
  </office:meta>
</office:document-meta>
</file>